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556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1010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Equipment/laser_blue.pn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S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X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X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60">
            <text:p>56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S.png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abit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50">
            <text:p>3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abit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V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_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missil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missile.png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4/30/2015</text:date>, <text:time>01:1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5-04-30T01:19:17.57</dc:date>
    <meta:editing-duration>PT32M55S</meta:editing-duration>
    <meta:editing-cycles>46</meta:editing-cycles>
    <meta:document-statistic meta:table-count="1" meta:cell-count="275" meta:object-count="0"/>
  </office:meta>
</office:document-meta>
</file>